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pl" fo:country="PL" officeooo:rsid="000fb205" officeooo:paragraph-rsid="000fb205"/>
    </style:style>
    <style:style style:name="P2" style:family="paragraph" style:parent-style-name="Title">
      <style:text-properties fo:language="pl" fo:country="PL" officeooo:rsid="000fb205" officeooo:paragraph-rsid="000fb205"/>
    </style:style>
    <style:style style:name="P3" style:family="paragraph" style:parent-style-name="Subtitle">
      <style:text-properties fo:language="pl" fo:country="PL" officeooo:rsid="000fb205" officeooo:paragraph-rsid="000fb205"/>
    </style:style>
    <style:style style:name="P4" style:family="paragraph" style:parent-style-name="Text_20_body">
      <style:text-properties fo:language="pl" fo:country="PL" officeooo:rsid="000fb205" officeooo:paragraph-rsid="000fb205"/>
    </style:style>
    <style:style style:name="P5" style:family="paragraph" style:parent-style-name="Heading_20_1">
      <style:paragraph-properties fo:text-align="end" style:justify-single-word="false"/>
      <style:text-properties fo:language="pl" fo:country="PL" officeooo:rsid="000fb205" officeooo:paragraph-rsid="000fb205"/>
    </style:style>
    <style:style style:name="P6" style:family="paragraph" style:parent-style-name="Heading_20_1">
      <style:text-properties fo:language="pl" fo:country="PL" officeooo:rsid="000fb205" officeooo:paragraph-rsid="000fb205"/>
    </style:style>
    <style:style style:name="T1" style:family="text">
      <style:text-properties officeooo:rsid="0010dc3c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Michał Janiec</text:h>
      <text:p text:style-name="P2">Algorytmy równoległe.</text:p>
      <text:p text:style-name="P3">Lab 2.</text:p>
      <text:p text:style-name="P1"/>
      <text:h text:style-name="P6" text:outline-level="1">1. Problem</text:h>
      <text:p text:style-name="P1">Analizowany problem to problem obliczenia sił działających na pewien układ grawitacyjny. Zadanych jest N ciał posiadających swoje położenie (przestrzeń 3d), oraz masę. Nalezy wyliczyć przyśipieszenie grawitacyjne każdego z ciał. Dysponując tymi siłami można przeprowadziać analizę ruchu tych gwiazd, całukując ich przyśpieszenie.</text:p>
      <text:p text:style-name="P1"/>
      <text:h text:style-name="P6" text:outline-level="1">2. Rozwiązanie</text:h>
      <text:p text:style-name="P1">Gwiazdy zostały pogrupowane. Każdy host posiada grupę gwiazd, hosty komunikują się w topologii pierścienia. Najpierw każdy host oblicza interakcję pomiędzy posiadanymi gwiazdami. Natępnie wysyła swoje gwiazdy kolejnemu hostowi. Ten wylicza interakcję między swoimi a otrzymanymi gwiazdami, etc. Ponieważ siły są symetryczne obliczanie można wykonwyać także na wędrujących gwiazdach, w ten sposób otrzymujemy jakby dwa pierścienie poruszające się w przeciwnym kierunku, co pozwala na zebranie danych przy pomocy liczba_hostów / 2 iteracji.</text:p>
      <text:p text:style-name="P1"/>
      <text:p text:style-name="P1">Siły między gwiezdne są wyliczane wielokrotnie aby wyznaczyć przyśpieszenie w czasie, następnie przy pomocy metody rungego – kutty wyznaczane są trajektorie gwiazd. </text:p>
      <text:p text:style-name="P1"/>
      <text:h text:style-name="P6" text:outline-level="1">3. Analiza wydajności.</text:h>
      <text:p text:style-name="P1">Analiza została przeprowadzona tylko dla części związanej z wyliczaniem przyśpieszenia grawitacyjnego gwiazd. <text:span text:style-name="T1">Wszystkie przedstawione metryki to metryki skalowane.</text:span></text:p>
      <text:p text:style-name="P1"/>
      <text:p text:style-name="P1"/>
      <text:p text:style-name="P1"><draw:frame draw:style-name="fr1" draw:name="Objec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1"/>
      <text:p text:style-name="P1"/>
      <text:p text:style-name="P1"><draw:frame draw:style-name="fr2" draw:name="Object2" text:anchor-type="paragraph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><draw:frame draw:style-name="fr1" draw:name="Object3" text:anchor-type="paragraph" svg:width="6.2992in" svg:height="3.5429in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1"/>
      <text:p text:style-name="P1"/>
      <text:p text:style-name="P1"><draw:frame draw:style-name="fr2" draw:name="Object4" text:anchor-type="paragraph" svg:width="6.2992in" svg:height="3.5429in" draw:z-index="3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8:59:54.946122907</meta:creation-date>
    <dc:date>2014-11-26T11:50:27.894919746</dc:date>
    <meta:editing-duration>PT12M30S</meta:editing-duration>
    <meta:editing-cycles>2</meta:editing-cycles>
    <meta:generator>LibreOffice/4.2.7.2$Linux_X86_64 LibreOffice_project/420m0$Build-2</meta:generator>
    <meta:document-statistic meta:table-count="0" meta:image-count="0" meta:object-count="4" meta:page-count="3" meta:paragraph-count="10" meta:word-count="164" meta:character-count="1281" meta:non-whitespace-character-count="11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914cm" svg:y="3.951cm" style:legend-expansion="high" chart:style-name="ch2"/>
        <chart:plot-area chart:style-name="ch3" chart:data-source-has-labels="both" svg:x="0.319cm" svg:y="0.179cm" svg:width="13.276cm" svg:height="8.641cm">
          <chartooo:coordinate-region svg:x="0.94cm" svg:y="0.378cm" svg:width="12.562cm" svg:height="7.795cm"/>
          <chart:axis chart:dimension="x" chart:name="primary-x" chart:style-name="ch4" chartooo:axis-type="auto">
            <chart:categories table:cell-range-address="local-table.$A$2:.$A$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7" chart:values-cell-range-address="local-table.$D$2:.$D$9" chart:label-cell-address="local-table.$D$1" chart:class="chart:scatte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2000</text:p>
              </table:table-cell>
              <table:table-cell office:value-type="string">
                <text:p>8000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985896">
                <text:p>0.985896</text:p>
              </table:table-cell>
              <table:table-cell office:value-type="float" office:value="16.177893">
                <text:p>16.17789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.066818">
                <text:p>1.066818</text:p>
              </table:table-cell>
              <table:table-cell office:value-type="float" office:value="16.368433">
                <text:p>16.36843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.085511">
                <text:p>1.085511</text:p>
              </table:table-cell>
              <table:table-cell office:value-type="float" office:value="17.070391">
                <text:p>17.0703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.075412">
                <text:p>1.075412</text:p>
              </table:table-cell>
              <table:table-cell office:value-type="float" office:value="16.985134">
                <text:p>16.98513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112049">
                <text:p>1.112049</text:p>
              </table:table-cell>
              <table:table-cell office:value-type="float" office:value="17.192146">
                <text:p>17.19214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.109843">
                <text:p>1.109843</text:p>
              </table:table-cell>
              <table:table-cell office:value-type="float" office:value="17.273449">
                <text:p>17.27344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.116877">
                <text:p>1.116877</text:p>
              </table:table-cell>
              <table:table-cell office:value-type="float" office:value="17.481506">
                <text:p>17.48150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.181579">
                <text:p>1.181579</text:p>
              </table:table-cell>
              <table:table-cell office:value-type="float" office:value="17.371564">
                <text:p>17.3715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914cm" svg:y="3.951cm" style:legend-expansion="high" chart:style-name="ch2"/>
        <chart:plot-area chart:style-name="ch3" chart:data-source-has-labels="both" svg:x="0.319cm" svg:y="0.179cm" svg:width="13.276cm" svg:height="8.641cm">
          <chartooo:coordinate-region svg:x="0.755cm" svg:y="0.378cm" svg:width="12.746cm" svg:height="7.795cm"/>
          <chart:axis chart:dimension="x" chart:name="primary-x" chart:style-name="ch4" chartooo:axis-type="auto">
            <chart:categories table:cell-range-address="local-table.$A$2:.$A$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7" chart:values-cell-range-address="local-table.$D$2:.$D$9" chart:label-cell-address="local-table.$D$1" chart:class="chart:scatte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2000</text:p>
              </table:table-cell>
              <table:table-cell office:value-type="string">
                <text:p>8000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.84829277346277">
                <text:p>1.84829277346277</text:p>
              </table:table-cell>
              <table:table-cell office:value-type="float" office:value="1.97671860220218">
                <text:p>1.9767186022021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2.72469647935396">
                <text:p>2.72469647935396</text:p>
              </table:table-cell>
              <table:table-cell office:value-type="float" office:value="2.84314981420168">
                <text:p>2.843149814201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.66704481631226">
                <text:p>3.66704481631226</text:p>
              </table:table-cell>
              <table:table-cell office:value-type="float" office:value="3.80989469968268">
                <text:p>3.8098946996826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4.4327902817232">
                <text:p>4.4327902817232</text:p>
              </table:table-cell>
              <table:table-cell office:value-type="float" office:value="4.7050243174994">
                <text:p>4.705024317499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5.32992143933872">
                <text:p>5.32992143933872</text:p>
              </table:table-cell>
              <table:table-cell office:value-type="float" office:value="5.61945434290512">
                <text:p>5.6194543429051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17907970170395">
                <text:p>6.17907970170395</text:p>
              </table:table-cell>
              <table:table-cell office:value-type="float" office:value="6.47800315373287">
                <text:p>6.4780031537328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.67510847772345">
                <text:p>6.67510847772345</text:p>
              </table:table-cell>
              <table:table-cell office:value-type="float" office:value="7.4502873776938">
                <text:p>7.45028737769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914cm" svg:y="3.951cm" style:legend-expansion="high" chart:style-name="ch2"/>
        <chart:plot-area chart:style-name="ch3" chart:data-source-has-labels="both" svg:x="0.319cm" svg:y="0.179cm" svg:width="13.276cm" svg:height="8.641cm">
          <chartooo:coordinate-region svg:x="1.231cm" svg:y="0.379cm" svg:width="12.27cm" svg:height="7.795cm"/>
          <chart:axis chart:dimension="x" chart:name="primary-x" chart:style-name="ch4" chartooo:axis-type="auto">
            <chart:categories table:cell-range-address="local-table.$A$2:.$A$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7" chart:values-cell-range-address="local-table.$D$2:.$D$9" chart:label-cell-address="local-table.$D$1" chart:class="chart:scatte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2000</text:p>
              </table:table-cell>
              <table:table-cell office:value-type="string">
                <text:p>8000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924146386731382">
                <text:p>0.924146386731382</text:p>
              </table:table-cell>
              <table:table-cell office:value-type="float" office:value="0.988359301101089">
                <text:p>0.98835930110108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08232159784654">
                <text:p>0.908232159784654</text:p>
              </table:table-cell>
              <table:table-cell office:value-type="float" office:value="0.947716604733893">
                <text:p>0.9477166047338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916761204078065">
                <text:p>0.916761204078065</text:p>
              </table:table-cell>
              <table:table-cell office:value-type="float" office:value="0.952473674920669">
                <text:p>0.95247367492066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88655805634464">
                <text:p>0.88655805634464</text:p>
              </table:table-cell>
              <table:table-cell office:value-type="float" office:value="0.941004863499879">
                <text:p>0.94100486349987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888320239889786">
                <text:p>0.888320239889786</text:p>
              </table:table-cell>
              <table:table-cell office:value-type="float" office:value="0.936575723817519">
                <text:p>0.93657572381751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882725671671992">
                <text:p>0.882725671671992</text:p>
              </table:table-cell>
              <table:table-cell office:value-type="float" office:value="0.925429021961838">
                <text:p>0.92542902196183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834388559715432">
                <text:p>0.834388559715432</text:p>
              </table:table-cell>
              <table:table-cell office:value-type="float" office:value="0.931285922211725">
                <text:p>0.9312859222117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434cm" svg:y="0.315cm" chart:style-name="ch2">
          <text:p>Sequential part</text:p>
        </chart:title>
        <chart:legend chart:legend-position="end" svg:x="13.914cm" svg:y="3.951cm" style:legend-expansion="high" chart:style-name="ch3"/>
        <chart:plot-area chart:style-name="ch4" chart:data-source-has-labels="both" svg:x="0.319cm" svg:y="1.299cm" svg:width="13.276cm" svg:height="6.54cm">
          <chartooo:coordinate-region svg:x="1.231cm" svg:y="1.498cm" svg:width="12.27cm" svg:height="5.694cm"/>
          <chart:axis chart:dimension="x" chart:name="primary-x" chart:style-name="ch5" chartooo:axis-type="auto">
            <chartooo:date-scale/>
            <chart:title svg:x="5.683cm" svg:y="8.018cm" chart:style-name="ch6">
              <text:p>number of nodes</text:p>
            </chart:title>
            <chart:categories table:cell-range-address="local-table.$A$2:.$A$8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local-table.$B$2:.$B$8" chart:label-cell-address="local-table.$B$1" chart:class="chart:line">
            <chart:data-point chart:repeated="7"/>
          </chart:series>
          <chart:series chart:style-name="ch9" chart:values-cell-range-address="local-table.$C$2:.$C$8" chart:label-cell-address="local-table.$C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0</text:p>
              </table:table-cell>
              <table:table-cell office:value-type="string">
                <text:p>8000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0.0820796514033935">
                <text:p>0.0820796514033935</text:p>
              </table:table-cell>
              <table:table-cell office:value-type="float" office:value="0.0117778007309111">
                <text:p>0.011777800730911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505200345675406">
                <text:p>0.0505200345675406</text:p>
              </table:table-cell>
              <table:table-cell office:value-type="float" office:value="0.0275838763428587">
                <text:p>0.02758387634285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302655317261321">
                <text:p>0.0302655317261321</text:p>
              </table:table-cell>
              <table:table-cell office:value-type="float" office:value="0.0166325944505463">
                <text:p>0.016632594450546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19894289052801">
                <text:p>0.0319894289052801</text:p>
              </table:table-cell>
              <table:table-cell office:value-type="float" office:value="0.0156734409110012">
                <text:p>0.01567344091100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251440314191355">
                <text:p>0.0251440314191355</text:p>
              </table:table-cell>
              <table:table-cell office:value-type="float" office:value="0.0135438650756313">
                <text:p>0.013543865075631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221424639786211">
                <text:p>0.0221424639786211</text:p>
              </table:table-cell>
              <table:table-cell office:value-type="float" office:value="0.0134299833317808">
                <text:p>0.013429983331780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83546279584401">
                <text:p>0.0283546279584401</text:p>
              </table:table-cell>
              <table:table-cell office:value-type="float" office:value="0.0105405832867994">
                <text:p>0.01054058328679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